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ext_20_body_20_indent_20_2">
      <style:text-properties fo:language="en" fo:country="none"/>
    </style:style>
    <style:style style:name="T1" style:family="text" style:parent-style-name="Source_20_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 style:parent-style-name="Source_20_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InputEvent</text:h>
      <text:p text:style-name="Text_20_body_20_indent_20_2">Represents an event cause by user's input something at the client.</text:p>
      <text:h text:style-name="P2" text:outline-level="4">Class Name</text:h>
      <text:p text:style-name="P3"><text:span text:style-name="T1">org.zkoss.zk.ui.event.InputEvent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5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Value()</text:span></text:p>
          </table:table-cell>
          <table:table-cell table:style-name="Table3.A2" office:value-type="string">
            <text:p text:style-name="Table_20_Contents">Returns the value that user input.</text:p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6"><text:span text:style-name="Source_20_Text">isChangingBySelectBlock()</text:span></text:p>
          </table:table-cell>
          <table:table-cell table:style-name="Table3.A2" office:value-type="string">
            <text:p text:style-name="Table_20_Contents">Returns whether this event is <text:span text:style-name="Source_20_Text">onChanging</text:span>, and caused by user's selecting a list of items.</text:p>
          </table:table-cell>
          <table:table-cell table:style-name="Table3.C2" office:value-type="string">
            <text:p text:style-name="P6"><text:span text:style-name="Source_20_Text">boolean</text:span></text:p>
          </table:table-cell>
        </table:table-row>
      </table:table>
      <text:h text:style-name="P4" text:outline-level="4"/>
      <text:p text:style-name="P7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T2">org.zkoss.zk.ui.event.Event </text:span></text:a></text:p>
          </table:table-cell>
        </table:table-row>
      </table:table>
      <text:p text:style-name="Text_20_body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9T18:28:44</meta:creation-date>
    <dc:date>2007-10-04T15:50:40</dc:date>
    <dc:language>en-US</dc:language>
    <meta:editing-cycles>11</meta:editing-cycles>
    <meta:editing-duration>PT53M5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0" meta:character-count="387"/>
  </office:meta>
</office:document-meta>
</file>